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ge type</text:p>
          </table:table-cell>
        </table:table-row>
        <table:table-row table:style-name="ro1">
          <table:table-cell office:value-type="float" office:value="0.24243" calcext:value-type="float">
            <text:p>0.24243</text:p>
          </table:table-cell>
          <table:table-cell office:value-type="float" office:value="4.50999" calcext:value-type="float">
            <text:p>4.5099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float" office:value="0.27837" calcext:value-type="float">
            <text:p>0.27837</text:p>
          </table:table-cell>
          <table:table-cell office:value-type="float" office:value="0.41184" calcext:value-type="float">
            <text:p>0.41184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.36258" calcext:value-type="float">
            <text:p>0.36258</text:p>
          </table:table-cell>
          <table:table-cell office:value-type="float" office:value="3.3966" calcext:value-type="float">
            <text:p>3.396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8:18:57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1-02T20:24:03.733000000</dc:date>
    <meta:editing-duration>PT2H5M8S</meta:editing-duration>
    <meta:editing-cycles>4</meta:editing-cycles>
    <meta:document-statistic meta:table-count="1" meta:cell-count="16" meta:object-count="0"/>
  </office:meta>
</office:document-meta>
</file>